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2986in" table:align="left"/>
    </style:style>
    <style:style style:name="Table2.A" style:family="table-column">
      <style:table-column-properties style:column-width="0.7917in"/>
    </style:style>
    <style:style style:name="Table2.B" style:family="table-column">
      <style:table-column-properties style:column-width="1.416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125in"/>
    </style:style>
    <style:style style:name="Table2.E" style:family="table-column">
      <style:table-column-properties style:column-width="4.0278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E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E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2pt" officeooo:rsid="0063e568" officeooo:paragraph-rsid="0063e568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size="12pt" officeooo:rsid="00660790" officeooo:paragraph-rsid="00660790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officeooo:rsid="0069d8d0" officeooo:paragraph-rsid="0069d8d0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3e568" officeooo:paragraph-rsid="0063e56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e568" officeooo:paragraph-rsid="0063e56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81f9c" officeooo:paragraph-rsid="00681f9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3e568" officeooo:paragraph-rsid="0063e56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3e568" officeooo:paragraph-rsid="0064ab7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4ab75" officeooo:paragraph-rsid="0064ab7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21c73" officeooo:paragraph-rsid="00621c7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64ab75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21c73" officeooo:paragraph-rsid="00621c73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b1cfb" officeooo:paragraph-rsid="006b1cfb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9d8d0" officeooo:paragraph-rsid="0069d8d0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3e568" officeooo:paragraph-rsid="0063e568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1c73" officeooo:paragraph-rsid="00621c73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e568" officeooo:paragraph-rsid="0063e568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e568" officeooo:paragraph-rsid="0063e568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b1cfb" officeooo:paragraph-rsid="006b1cfb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9d8d0" officeooo:paragraph-rsid="0069d8d0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711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64ab75" style:font-size-asian="12pt" style:font-weight-asian="bold" style:font-size-complex="12pt" style:font-weight-complex="bold"/>
    </style:style>
    <style:style style:name="T5" style:family="text">
      <style:text-properties officeooo:rsid="0035db3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660790"/>
    </style:style>
    <style:style style:name="T8" style:family="text">
      <style:text-properties officeooo:rsid="00672091"/>
    </style:style>
    <style:style style:name="T9" style:family="text">
      <style:text-properties officeooo:rsid="00681f9c"/>
    </style:style>
    <style:style style:name="T10" style:family="text">
      <style:text-properties officeooo:rsid="006b1cfb"/>
    </style:style>
    <style:style style:name="T11" style:family="text">
      <style:text-properties officeooo:rsid="006b2da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3"><text:span text:style-name="T3">40</text:span><text:span text:style-name="T4">2</text:span><text:span text:style-name="T1"> -</text:span><text:span text:style-name="T2"> </text:span><text:span text:style-name="T3">A2A</text:span><text:span text:style-name="T2"> -</text:span><text:span text:style-name="T1"> </text:span><text:span text:style-name="T3">Radar </text:span><text:span text:style-name="T4">modes and controls</text:span></text:p>
      <text:p text:style-name="P11"/>
      <text:p text:style-name="P10">Radar mod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Type</text:p>
          </table:table-cell>
          <table:table-cell table:style-name="Table2.A1" office:value-type="string">
            <text:p text:style-name="P6">Mode name</text:p>
          </table:table-cell>
          <table:table-cell table:style-name="Table2.A1" office:value-type="string">
            <text:p text:style-name="P6">Abbr.</text:p>
          </table:table-cell>
          <table:table-cell table:style-name="Table2.A1" office:value-type="string">
            <text:p text:style-name="P6">Scan size</text:p>
          </table:table-cell>
          <table:table-cell table:style-name="Table2.E1" office:value-type="string">
            <text:p text:style-name="P6">Command</text:p>
          </table:table-cell>
        </table:table-row>
        <table:table-row>
          <table:table-cell table:style-name="Table2.A2" office:value-type="string">
            <text:p text:style-name="P3">RWS</text:p>
          </table:table-cell>
          <table:table-cell table:style-name="Table2.A2" office:value-type="string">
            <text:p text:style-name="P3">Range While Search</text:p>
          </table:table-cell>
          <table:table-cell table:style-name="Table2.A2" office:value-type="string">
            <text:p text:style-name="P3">[bar<text:span text:style-name="T7"> | </text:span>PRF mode/RGH/VCTR]</text:p>
          </table:table-cell>
          <table:table-cell table:style-name="Table2.A2" office:value-type="string">
            <text:p text:style-name="P4">1-bar 30 deg to 8-bar, 120 deg</text:p>
          </table:table-cell>
          <table:table-cell table:style-name="Table2.E2" office:value-type="string">
            <text:p text:style-name="P3">Gray Reset Hat press</text:p>
          </table:table-cell>
        </table:table-row>
        <table:table-row>
          <table:table-cell table:style-name="Table2.A2" office:value-type="string">
            <text:p text:style-name="P3">Auto-acq</text:p>
          </table:table-cell>
          <table:table-cell table:style-name="Table2.A2" office:value-type="string">
            <text:p text:style-name="P3">Supersearch</text:p>
          </table:table-cell>
          <table:table-cell table:style-name="Table2.A2" office:value-type="string">
            <text:p text:style-name="P3">SS</text:p>
          </table:table-cell>
          <table:table-cell table:style-name="Table2.A2" office:value-type="string">
            <text:p text:style-name="P3">6-bar, 40 deg, 10 nmi</text:p>
          </table:table-cell>
          <table:table-cell table:style-name="Table2.E2" office:value-type="string">
            <text:p text:style-name="P3">Search -&gt; Gray Reset Hat fwd short (toggles SS/BST)</text:p>
          </table:table-cell>
        </table:table-row>
        <table:table-row>
          <table:table-cell table:style-name="Table2.A2" office:value-type="string">
            <text:p text:style-name="P3">Auto-acq</text:p>
          </table:table-cell>
          <table:table-cell table:style-name="Table2.A2" office:value-type="string">
            <text:p text:style-name="P3">Boresight</text:p>
          </table:table-cell>
          <table:table-cell table:style-name="Table2.A2" office:value-type="string">
            <text:p text:style-name="P3">BST</text:p>
          </table:table-cell>
          <table:table-cell table:style-name="Table2.A2" office:value-type="string">
            <text:p text:style-name="P3">4 deg circle, 10 nmi</text:p>
          </table:table-cell>
          <table:table-cell table:style-name="Table2.E2" office:value-type="string">
            <text:p text:style-name="P3">Search -&gt; Gray Reset Hat fwd short (toggles SS/BST)</text:p>
          </table:table-cell>
        </table:table-row>
        <table:table-row>
          <table:table-cell table:style-name="Table2.A2" office:value-type="string">
            <text:p text:style-name="P3">Auto-acq</text:p>
          </table:table-cell>
          <table:table-cell table:style-name="Table2.A2" office:value-type="string">
            <text:p text:style-name="P3">Long Range Boresight</text:p>
          </table:table-cell>
          <table:table-cell table:style-name="Table2.A2" office:value-type="string">
            <text:p text:style-name="P3">LR BST</text:p>
          </table:table-cell>
          <table:table-cell table:style-name="Table2.A2" office:value-type="string">
            <text:p text:style-name="P3">4 deg circle, 40 nmi</text:p>
          </table:table-cell>
          <table:table-cell table:style-name="Table2.E2" office:value-type="string">
            <text:p text:style-name="P3">Search -&gt; Gray Reset Hat fwd long</text:p>
          </table:table-cell>
        </table:table-row>
        <table:table-row>
          <table:table-cell table:style-name="Table2.A2" office:value-type="string">
            <text:p text:style-name="P3">Auto-acq</text:p>
          </table:table-cell>
          <table:table-cell table:style-name="Table2.A2" office:value-type="string">
            <text:p text:style-name="P3">Vertical Scan</text:p>
          </table:table-cell>
          <table:table-cell table:style-name="Table2.A2" office:value-type="string">
            <text:p text:style-name="P3">VTS</text:p>
          </table:table-cell>
          <table:table-cell table:style-name="Table2.A2" office:value-type="string">
            <text:p text:style-name="P3">+5 to 55 deg, 10 nmi</text:p>
          </table:table-cell>
          <table:table-cell table:style-name="Table2.E2" office:value-type="string">
            <text:p text:style-name="P3">Search -&gt; Gray Reset Hat aft short</text:p>
          </table:table-cell>
        </table:table-row>
        <table:table-row>
          <table:table-cell table:style-name="Table2.A2" office:value-type="string">
            <text:p text:style-name="P3">Auto-acq</text:p>
          </table:table-cell>
          <table:table-cell table:style-name="Table2.A2" office:value-type="string">
            <text:p text:style-name="P3">Guns</text:p>
          </table:table-cell>
          <table:table-cell table:style-name="Table2.A2" office:value-type="string">
            <text:p text:style-name="P3">GUN</text:p>
          </table:table-cell>
          <table:table-cell table:style-name="Table2.A2" office:value-type="string">
            <text:p text:style-name="P3">6-bar, 60 deg</text:p>
          </table:table-cell>
          <table:table-cell table:style-name="Table2.E2" office:value-type="string">
            <text:p text:style-name="P3">Pinky Switch up</text:p>
          </table:table-cell>
        </table:table-row>
        <table:table-row>
          <table:table-cell table:style-name="Table2.A2" office:value-type="string">
            <text:p text:style-name="P3">TWS</text:p>
          </table:table-cell>
          <table:table-cell table:style-name="Table2.A2" office:value-type="string">
            <text:p text:style-name="P3">Wide Pattern</text:p>
          </table:table-cell>
          <table:table-cell table:style-name="Table2.A2" office:value-type="string">
            <text:p text:style-name="P3">2TWS<text:span text:style-name="T9">x*</text:span></text:p>
          </table:table-cell>
          <table:table-cell table:style-name="Table2.A2" office:value-type="string">
            <text:p text:style-name="P3">2-bar, 60 deg</text:p>
          </table:table-cell>
          <table:table-cell table:style-name="Table2.E2" office:value-type="string">
            <text:p text:style-name="P3">STT/miniraster -&gt; Gray Reset Hat aft short</text:p>
            <text:p text:style-name="P3">or TWS -&gt; azimuth bump (toggles 2TWS/4TWS<text:span text:style-name="T9">x</text:span>)</text:p>
          </table:table-cell>
        </table:table-row>
        <table:table-row>
          <table:table-cell table:style-name="Table2.A2" office:value-type="string">
            <text:p text:style-name="P3">TWS</text:p>
          </table:table-cell>
          <table:table-cell table:style-name="Table2.A2" office:value-type="string">
            <text:p text:style-name="P3">Medium Pattern</text:p>
          </table:table-cell>
          <table:table-cell table:style-name="Table2.A2" office:value-type="string">
            <text:p text:style-name="P3">4TWS<text:span text:style-name="T9">x*</text:span></text:p>
          </table:table-cell>
          <table:table-cell table:style-name="Table2.A2" office:value-type="string">
            <text:p text:style-name="P3">4-bar, 30 deg</text:p>
          </table:table-cell>
          <table:table-cell table:style-name="Table2.E2" office:value-type="string">
            <text:p text:style-name="P3">STT/miniraster -&gt; Gray Reset Hat fwd short (toggles 3HDT/4TWS<text:span text:style-name="T9">x</text:span>)</text:p>
            <text:p text:style-name="P3">or TWS -&gt; azimuth bump (toggles 2TWS/4TWS<text:span text:style-name="T9">x</text:span>)</text:p>
          </table:table-cell>
        </table:table-row>
        <table:table-row>
          <table:table-cell table:style-name="Table2.A2" office:value-type="string">
            <text:p text:style-name="P3">TWS</text:p>
          </table:table-cell>
          <table:table-cell table:style-name="Table2.A2" office:value-type="string">
            <text:p text:style-name="P3">Narrow Pattern</text:p>
          </table:table-cell>
          <table:table-cell table:style-name="Table2.A2" office:value-type="string">
            <text:p text:style-name="P3">NARROW</text:p>
          </table:table-cell>
          <table:table-cell table:style-name="Table2.A2" office:value-type="string">
            <text:p text:style-name="P3">6-bar, 15 deg</text:p>
          </table:table-cell>
          <table:table-cell table:style-name="Table2.E2" office:value-type="string">
            <text:p text:style-name="P3">TWS -&gt; Move TDC cursor over mode name in bottom left and press TDC press; azimuth bump to exit NARROW mode</text:p>
          </table:table-cell>
        </table:table-row>
        <table:table-row>
          <table:table-cell table:style-name="Table2.A2" office:value-type="string">
            <text:p text:style-name="P3">TWS</text:p>
          </table:table-cell>
          <table:table-cell table:style-name="Table2.A2" office:value-type="string">
            <text:p text:style-name="P3">High Data Pattern</text:p>
          </table:table-cell>
          <table:table-cell table:style-name="Table2.A2" office:value-type="string">
            <text:p text:style-name="P3">3HDT</text:p>
          </table:table-cell>
          <table:table-cell table:style-name="Table2.A2" office:value-type="string">
            <text:p text:style-name="P3">3-bar, 30 deg</text:p>
          </table:table-cell>
          <table:table-cell table:style-name="Table2.E2" office:value-type="string">
            <text:p text:style-name="P3">Gray Reset Hat fwd short (toggles 3HDT/4TWS<text:span text:style-name="T9">x</text:span>)</text:p>
          </table:table-cell>
        </table:table-row>
        <table:table-row>
          <table:table-cell table:style-name="Table2.A2" office:value-type="string">
            <text:p text:style-name="P3">TWS</text:p>
          </table:table-cell>
          <table:table-cell table:style-name="Table2.A2" office:value-type="string">
            <text:p text:style-name="P3">High Data Pattern</text:p>
          </table:table-cell>
          <table:table-cell table:style-name="Table2.A2" office:value-type="string">
            <text:p text:style-name="P3">2HDT</text:p>
          </table:table-cell>
          <table:table-cell table:style-name="Table2.A2" office:value-type="string">
            <text:p text:style-name="P3">2-bar, 30 deg</text:p>
          </table:table-cell>
          <table:table-cell table:style-name="Table2.E2" office:value-type="string">
            <text:p text:style-name="P3">Gray Reset Hat fwd long</text:p>
          </table:table-cell>
        </table:table-row>
        <table:table-row>
          <table:table-cell table:style-name="Table2.A2" office:value-type="string">
            <text:p text:style-name="P5">TWS</text:p>
          </table:table-cell>
          <table:table-cell table:style-name="Table2.A2" office:value-type="string">
            <text:p text:style-name="P5">Dual Target Track</text:p>
          </table:table-cell>
          <table:table-cell table:style-name="Table2.A2" office:value-type="string">
            <text:p text:style-name="P5">DTT</text:p>
          </table:table-cell>
          <table:table-cell table:style-name="Table2.A2" office:value-type="string">
            <text:p text:style-name="P5">??</text:p>
          </table:table-cell>
          <table:table-cell table:style-name="Table2.E2" office:value-type="string">
            <text:p text:style-name="P5">TWS -&gt; Designate <text:span text:style-name="T11">P</text:span>DT, then TDC press long on SDT</text:p>
          </table:table-cell>
        </table:table-row>
      </table:table>
      <text:p text:style-name="P8">* = Will appear as 2TWS<text:span text:style-name="T6">H</text:span>, 2TWS<text:span text:style-name="T6">M</text:span>, 4TWS<text:span text:style-name="T6">H</text:span>, or 4TWS<text:span text:style-name="T6">M</text:span>, depending on if your PRF is <text:span text:style-name="T6">HI</text:span> or <text:span text:style-name="T6">MED</text:span>.</text:p>
      <text:p text:style-name="P8"/>
      <text:p text:style-name="P12">Controls</text:p>
      <text:list text:style-name="L1">
        <text:list-item>
          <text:p text:style-name="P14">Front Seat</text:p>
          <text:list>
            <text:list-item>
              <text:p text:style-name="P18">Move cursor ... TDC ministick</text:p>
            </text:list-item>
            <text:list-item>
              <text:p text:style-name="P18">Lock target ... TDC press</text:p>
            </text:list-item>
            <text:list-item>
              <text:p text:style-name="P18">Unlock target/Return to search ... Gray Reset Hat press</text:p>
            </text:list-item>
            <text:list-item>
              <text:p text:style-name="P18">STT or miniraster to TWS mode ... Gray Reset Hat fwd short<text:span text:style-name="T8"> (3HDT) or aft short (2TWS</text:span><text:span text:style-name="T9">x</text:span><text:span text:style-name="T8">)</text:span></text:p>
            </text:list-item>
            <text:list-item>
              <text:p text:style-name="P18">Change range ... Move cursor off top or bottom of screen</text:p>
            </text:list-item>
            <text:list-item>
              <text:p text:style-name="P18">Change azimuth scan width ... Move cursor off left or right of screen</text:p>
            </text:list-item>
            <text:list-item>
              <text:p text:style-name="P19">Move cursor to next TWS target ("quickstep") ... Middle Finger Hat up short</text:p>
            </text:list-item>
            <text:list-item>
              <text:p text:style-name="P15">IFF interrogate and NCTR:</text:p>
              <text:list>
                <text:list-item>
                  <text:p text:style-name="P21">IFF interrogate with AAI mode ... Middle Finger Hat left long</text:p>
                </text:list-item>
                <text:list-item>
                  <text:p text:style-name="P21">NCTR and IFF interrogate with EID mode ... Middle Finger Hat right long</text:p>
                </text:list-item>
              </text:list>
            </text:list-item>
            <text:list-item>
              <text:p text:style-name="P19"><text:span text:style-name="T6">Auto-acq modes</text:span> (starting with radar in Search):</text:p>
              <text:list>
                <text:list-item>
                  <text:p text:style-name="P19">Toggle HUD scan ("Supersearch") and Boresight ... Gray Reset Hat fwd short</text:p>
                </text:list-item>
                <text:list-item>
                  <text:p text:style-name="P19">Long-range Boresight ... Gray Reset Hat fwd long</text:p>
                </text:list-item>
                <text:list-item>
                  <text:p text:style-name="P19">Vertical scan ... Gray Reset Hat aft short</text:p>
                </text:list-item>
              </text:list>
            </text:list-item>
            <text:list-item>
              <text:p text:style-name="P19"><text:span text:style-name="T6">TWS modes</text:span> (starting with radar in STT or miniraster<text:span text:style-name="T10">)</text:span>:</text:p>
              <text:list>
                <text:list-item>
                  <text:p text:style-name="P19">Begin and toggle 3HDT / 4TWSH ... Gray Reset Hat fwd short</text:p>
                </text:list-item>
                <text:list-item>
                  <text:p text:style-name="P19">2HDT mode ... Gray Reset Hat fwd long</text:p>
                </text:list-item>
                <text:list-item>
                  <text:p text:style-name="P19">Toggle 2TWSH / STT ... Gray Reset Hat aft short</text:p>
                </text:list-item>
                <text:list-item>
                  <text:p text:style-name="P22">DTT ... Designate SDT (Secondary Designated Target), then long-press TDC on SDT</text:p>
                </text:list-item>
              </text:list>
            </text:list-item>
            <text:list-item>
              <text:p text:style-name="P19"><text:span text:style-name="T6">AIM-7 modes</text:span> (starting with radar in STT):</text:p>
              <text:list>
                <text:list-item>
                  <text:p text:style-name="P19">Velocity Search Boresight ... Gray Reset Hat fwd long</text:p>
                </text:list-item>
                <text:list-item>
                  <text:p text:style-name="P19">HPRF Flood ... Gray Reset Hat aft long</text:p>
                </text:list-item>
              </text:list>
            </text:list-item>
          </text:list>
        </text:list-item>
        <text:list-item>
          <text:p text:style-name="P16">Back Seat</text:p>
          <text:list>
            <text:list-item>
              <text:p text:style-name="P22">TODO...</text:p>
            </text:list-item>
          </text:list>
        </text:list-item>
      </text:list>
      <text:p text:style-name="P7"/>
      <text:p text:style-name="P9">General flow</text:p>
      <text:list text:style-name="L2">
        <text:list-item>
          <text:p text:style-name="P20"><text:span text:style-name="T6">Lock target</text:span> in STT.</text:p>
        </text:list-item>
        <text:list-item>
          <text:p text:style-name="P20">To go to TWS, press <text:span text:style-name="T6">Gray Reset Hat fwd short</text:span> to toggle 3-bar/30 deg (3HDT) and 4-bar/30 deg (4TWS).</text:p>
        </text:list-item>
        <text:list-item>
          <text:p text:style-name="P20">To change which target is the PDT (primary designated target, the star icon), either put the cursor over the target and press <text:span text:style-name="T6">TDC press</text:span>, or "quickstep" cycle between all the detected targets with <text:span text:style-name="T6">Middle Finger Hat up short</text:span>.</text:p>
        </text:list-item>
        <text:list-item>
          <text:p text:style-name="P17">To undesignate:</text:p>
          <text:list>
            <text:list-item>
              <text:p text:style-name="P20">In STT, press <text:span text:style-name="T6">Gray Reset Hat press</text:span>.</text:p>
            </text:list-item>
            <text:list-item>
              <text:p text:style-name="P20"><text:soft-page-break/>In TWS, to undesignate the PDT, you have to put the cursor on the PDT (or <text:span text:style-name="T6">Middle Finger Hat up</text:span> to quickstep so the cursor is over the PDT), then press <text:span text:style-name="T6">Rear Thumb Button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4T11:51:04.789000000</dc:date>
    <meta:editing-duration>P1DT2H41M49S</meta:editing-duration>
    <meta:editing-cycles>81</meta:editing-cycles>
    <meta:generator>LibreOffice/7.4.5.1$Windows_X86_64 LibreOffice_project/9c0871452b3918c1019dde9bfac75448afc4b57f</meta:generator>
    <meta:document-statistic meta:table-count="2" meta:image-count="0" meta:object-count="0" meta:page-count="2" meta:paragraph-count="109" meta:word-count="621" meta:character-count="3147" meta:non-whitespace-character-count="2666"/>
  </office:meta>
</office:document-meta>
</file>